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3</text:p>
      <text:p text:style-name="Standard">Cold War in 1950s</text:p>
      <text:p text:style-name="Standard">United States in 1950s is society that's founded on principals of prosperity, abundance.</text:p>
      <text:p text:style-name="Standard">Specific intention that allows Americans to enjoy “Fruits of victory”</text:p>
      <text:p text:style-name="Standard">Consumer society</text:p>
      <text:p text:style-name="Standard">Consumer society has to be private, but government has to [keep track of?] consumer activity.</text:p>
      <text:p text:style-name="Standard">Government must support consumer demand.</text:p>
      <text:p text:style-name="Standard">GI Bill, highways, housing.</text:p>
      <text:p text:style-name="Standard">Exclusions: African Americans, women.</text:p>
      <text:p text:style-name="Standard">(<text:time style:data-style-name="N42" text:time-value="2018-04-20T14:12:40.91" text:fixed="true">02:12 PM</text:time> notes)</text:p>
      <text:p text:style-name="Standard">Consumerism/Capitalism vs Communism</text:p>
      <text:p text:style-name="Standard">(<text:time style:data-style-name="N42" text:time-value="2018-04-20T14:36:36.97" text:fixed="true">02:36 PM</text:time> notes)</text:p>
      <text:p text:style-name="Standard"/>
      <text:p text:style-name="Standard">By 1960, the US population was 180,700,000</text:p>
      <text:p text:style-name="Standard">Baby Boomer era</text:p>
      <text:p text:style-name="Standard">Created a new community based on consumption.</text:p>
      <text:p text:style-name="Standard">Allowed US economy to grow due to purchasing power expanding.</text:p>
      <text:p text:style-name="Standard">Luxuries allowed for economic growth.</text:p>
      <text:p text:style-name="Standard">(<text:time style:data-style-name="N42" text:time-value="2018-04-20T14:43:38.34" text:fixed="true">02:43 PM</text:time> notes)</text:p>
      <text:p text:style-name="Standard"/>
      <text:p text:style-name="Standard">Planned obsolescence</text:p>
      <text:p text:style-name="Standard">In 1950s, planned obsolescence becomes a focal point of businesses.</text:p>
      <text:p text:style-name="Standard">An attempt of private businesses to continually expand consumer demand.</text:p>
      <text:p text:style-name="Standard">Think Apple iPhone.</text:p>
      <text:p text:style-name="Standard">In 1984, the average car ownership spanned 4 years.</text:p>
      <text:p text:style-name="Standard">(<text:time style:data-style-name="N42" text:time-value="2018-04-20T14:51:39.33" text:fixed="true">02:51 PM</text:time> no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20T13:53:50.25</meta:creation-date>
    <meta:generator>OpenOffice/4.1.3$Win32 OpenOffice.org_project/413m1$Build-9783</meta:generator>
    <dc:date>2018-04-20T14:52:21.67</dc:date>
    <dc:creator>Timothy Cayer</dc:creator>
    <meta:editing-duration>PT58M26S</meta:editing-duration>
    <meta:editing-cycles>13</meta:editing-cycles>
    <meta:document-statistic meta:table-count="0" meta:image-count="0" meta:object-count="0" meta:page-count="1" meta:paragraph-count="24" meta:word-count="142" meta:character-count="939"/>
  </office:meta>
</office:document-meta>
</file>